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" fo:font-size="14pt" fo:letter-spacing="normal" fo:font-style="normal" fo:font-weight="normal" style:font-size-asian="14pt" style:font-size-complex="14pt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b3b3b3" style:font-name="arial" fo:font-size="14pt" fo:letter-spacing="normal" fo:font-style="normal" fo:font-weight="normal" style:font-size-asian="14pt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" fo:font-size="14pt" fo:letter-spacing="normal" fo:font-style="normal" fo:font-weight="normal" style:font-size-asian="14pt" style:font-size-complex="14pt"/>
    </style:style>
    <style:style style:name="P5" style:family="paragraph" style:parent-style-name="Standard" style:list-style-name="L1">
      <style:paragraph-properties fo:margin-left="0in" fo:margin-right="0in" fo:text-indent="0in" style:auto-text-indent="false"/>
      <style:text-properties fo:font-variant="normal" fo:text-transform="none" fo:color="#222222" style:font-name="arial" fo:font-size="14pt" fo:letter-spacing="normal" fo:font-style="normal" fo:font-weight="norm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mailto:directiva@techtrol.com.ve">directiva@techtrol.com.ve</text:a> techtrol2014</text:p>
      <text:p text:style-name="P1"/>
      <text:p text:style-name="P1">15- Revisar los cambios de Datos en las listas en el documento q se envió el 30 de mayo( Reenviare el correo).</text:p>
      <text:p text:style-name="P1"/>
      <text:p text:style-name="P1">16 - Verificar las correcciones solicitadas para el Modulo I , a fin de mostrar los dos módulos ... </text:p>
      <text:p text:style-name="P1"/>
      <text:p text:style-name="P1"/>
      <text:p text:style-name="P1"/>
      <text:p text:style-name="P1">-------------------------------------------------------------------------------------------------------</text:p>
      <text:p text:style-name="P1"/>
      <text:p text:style-name="P2">1- Enviar correo cuando se agrega el caso al usuario , enviando el numero de solicitud. y el link para entrar al sistema </text:p>
      <text:p text:style-name="P1">Sin link </text:p>
      <text:p text:style-name="P1"/>
      <text:p text:style-name="P1">2- Resolver diseno - Vista </text:p>
      <text:p text:style-name="P1"/>
      <text:p text:style-name="P1">3- Validaciones JS. </text:p>
      <text:p text:style-name="P1"/>
      <text:p text:style-name="P2">4-  En la pantalla confirmar mejorar la interfaz </text:p>
      <text:p text:style-name="P1"/>
      <text:p text:style-name="P2">5 -Botón Volver en la pagina confirmación de la solicitud de Servicio.</text:p>
      <text:p text:style-name="P1"/>
      <text:p text:style-name="P2">6- Cambiar el titulo de Código de Solicitud por Nro De caso , también en el correo que se envía al Usuario especificar Nro de Caso. </text:p>
      <text:p text:style-name="P1"/>
      <text:p text:style-name="P2">7- Se creara Campo en el CRM que se llamara Estatus WEB - para ser mostrado en la pagina por cada caso, cuando se consultan. </text:p>
      <text:p text:style-name="P2"/>
      <text:p text:style-name="P1">8 - Solo mostrar los casos abiertos , no los cerrados. </text:p>
      <text:p text:style-name="P1"/>
      <text:p text:style-name="P1">9- verificar los campos que no están creados aun en el CRM y se están llenando en la Pagina Web , para que los Cree Mariana .</text:p>
      <text:p text:style-name="P1"/>
      <text:p text:style-name="P2">10-El usuario no Edita información . El estatus se cambia desde el CRM  </text:p>
      <text:p text:style-name="P1"/>
      <text:p text:style-name="P1">11- Error al calificar. Colocar la Estrella en color blanco ...</text:p>
      <text:p text:style-name="P1"/>
      <text:p text:style-name="P2">12 - El cambio de estatus debe disparar un correo , En el correo debe hacer referencia con un al sistema he informar al usuario que puede calificar el caso y si este se encuentra en estatus cerrado informar al usuario que puede colocar si <text:soft-page-break/>esta conforme o no con el estatus. </text:p>
      <text:p text:style-name="P2"/>
      <text:p text:style-name="P1">13- El usuario debe ver la lista de casos  creados por el , y calificar. Solo mostrar los casos Abiertos  y  solo los Cerrados con antigüedad de 2 meses. </text:p>
      <text:p text:style-name="P1"/>
      <text:p text:style-name="P1">14 -El buscar de la  consulta no esta filtrando bien. </text:p>
      <text:p text:style-name="P1"/>
      <text:p text:style-name="P1"/>
      <text:list xml:id="list1273199771" text:style-name="L1">
        <text:list-item>
          <text:p text:style-name="P5">Conectarme con CRM</text:p>
        </text:list-item>
        <text:list-item>
          <text:p text:style-name="P5">Completar</text:p>
        </text:list-item>
      </text:list>
      <text:p text:style-name="P1"/>
      <text:p text:style-name="P1">Dto Encargado <text:tab/><text:tab/></text:p>
      <text:p text:style-name="P1">Nombre de contacto </text:p>
      <text:p text:style-name="P1"><text:s/>Numero de contrato <text:tab/><text:tab/>.. </text:p>
      <text:p text:style-name="P1">Tipo de Contrato </text:p>
      <text:p text:style-name="P1">Responsable</text:p>
      <text:p text:style-name="P1">Motivo</text:p>
      <text:p text:style-name="P1">Estado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4-07-15T19:16:06</meta:creation-date>
    <dc:date>2014-07-20T08:03:29</dc:date>
    <dc:creator>Linda </dc:creator>
    <meta:editing-duration>PT2H14M54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2" meta:paragraph-count="28" meta:word-count="322" meta:character-count="1832" meta:non-whitespace-character-count="1512"/>
  </office:meta>
</office:document-meta>
</file>